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76d4e" officeooo:paragraph-rsid="00076d4e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0076d4e" officeooo:paragraph-rsid="00076d4e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normal" officeooo:rsid="00076d4e" officeooo:paragraph-rsid="00076d4e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weight="bold" officeooo:rsid="00076d4e" officeooo:paragraph-rsid="00076d4e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size="11pt" fo:font-weight="bold" officeooo:rsid="00076d4e" officeooo:paragraph-rsid="00076d4e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Journal de bord projet we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Groupe 1 : Arnaud – Clément - Jeremy</text:p>
      <text:p text:style-name="P5">08/01/18 : </text:p>
      <text:p text:style-name="P4"><text:span text:style-name="T1">Création du mock up par Clément, vérification et validation.</text:span></text:p>
      <text:p text:style-name="P4"><text:span text:style-name="T1">Création d’un répertoire GitHub, mise en place de l’environnement de travail et des répertoires.</text:span></text:p>
      <text:p text:style-name="P4"><text:span text:style-name="T1">Édition des pages html types (structure), ajout d’images (logos social).</text:span></text:p>
      <text:p text:style-name="P4"><text:span text:style-name="T1">Répartition des taches : </text:span></text:p>
      <text:p text:style-name="P4"><text:span text:style-name="T1"><text:tab/><text:tab/><text:tab/>Clément : CSS</text:span></text:p>
      <text:p text:style-name="P4"><text:span text:style-name="T1"><text:tab/><text:tab/><text:tab/>Arnaud : HTML</text:span></text:p>
      <text:p text:style-name="P4"><text:span text:style-name="T1"><text:tab/><text:tab/><text:tab/>Jeremy : JavaScrip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0:59:52.652961049</meta:creation-date>
    <meta:generator>LibreOffice/5.2.7.2$Linux_X86_64 LibreOffice_project/20m0$Build-2</meta:generator>
    <dc:date>2018-01-08T11:10:37.155086549</dc:date>
    <meta:editing-duration>PT10M44S</meta:editing-duration>
    <meta:editing-cycles>1</meta:editing-cycles>
    <meta:document-statistic meta:table-count="0" meta:image-count="0" meta:object-count="0" meta:page-count="2" meta:paragraph-count="10" meta:word-count="60" meta:character-count="380" meta:non-whitespace-character-count="318"/>
  </office:meta>
</office:document-meta>
</file>